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2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2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2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27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28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2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3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33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34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3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37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3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Übungen zu Prozessen &amp; Co.</text:span><text:span text:style-name="T2"><text:line-break/></text:span></text:p>
      <text:p text:style-name="P2"><text:span text:style-name="T2">1. Starten Sie einen Prozess im Hintergrund z.B. xclock</text:span></text:p>
      <text:p text:style-name="P2"><text:span text:style-name="T2">Mit $! finden Sie die PID dieses Prozesses (sie enthält immer die PID des zuletzt gestarteten Hintergrundprozesses). <text:line-break/>Stoppen Sie die xclock anschließend, indem Sie sie in den Vordergrund holen und mit Strg + z anhalten. <text:line-break/>Wie ist nun der Prozesszustand? </text:span></text:p>
      <text:p text:style-name="P2"><text:span text:style-name="T2"><text:line-break/></text:span><text:span text:style-name="T3">xclock ist nun im Zustand "T" (gestoppt).</text:span><text:span text:style-name="T4"><text:line-break/><text:line-break/><text:line-break/>2. Was bedeuten die Informationen, die Sie mit dem Kommando ps erhalten? <text:line-break/>Geben Sie ps ohne Option, dann 1x nur mit a 1x nur mit x und schließlich mit ax an.</text:span></text:p>
      <text:p text:style-name="P2"><text:span text:style-name="T4">Was bewirkt die Angabe von ax?<text:line-break/><text:line-break/></text:span><text:span text:style-name="T5">PID<text:tab/><text:tab/><text:tab/>Prozess-ID</text:span></text:p>
      <text:p text:style-name="P2"><text:span text:style-name="T5">TTY<text:tab/><text:tab/><text:tab/>Terminal, von welchem aus der Prozess gestartet wurde</text:span></text:p>
      <text:p text:style-name="P2"><text:span text:style-name="T5">STAT<text:tab/><text:tab/>Status des Prozesses</text:span></text:p>
      <text:p text:style-name="P2"><text:span text:style-name="T5">TIME<text:tab/><text:tab/><text:tab/>Laufzeit des Prozesses</text:span></text:p>
      <text:p text:style-name="P2"><text:span text:style-name="T5">COMMAND<text:tab/>Name des Prozesses</text:span><text:span text:style-name="T6"><text:line-break/></text:span></text:p>
      <text:p text:style-name="P2"><text:span text:style-name="T6">'a' zeigt alle Prozesse.</text:span></text:p>
      <text:p text:style-name="P2"><text:span text:style-name="T6">'x' zeigt die Prozesse, die nicht im aktiven Terminal laufen.</text:span><text:span text:style-name="T7"><text:line-break/><text:line-break/></text:span><text:span text:style-name="T8"><text:line-break/>3. Benutzen Sie pgrep, um (nur) die PIDs aller gerade laufenden Prozesse des Benutzers &lt;Ihr Benutzername&gt; zu bestimmen.<text:line-break/><text:line-break/></text:span><text:span text:style-name="T9">pgrep -u tz</text:span><text:span text:style-name="T10"/></text:p>
      <text:p text:style-name="P2"><text:span text:style-name="T11"/></text:p>
      <text:p text:style-name="P2"><text:span text:style-name="T11"/></text:p>
      <text:p text:style-name="P2"><text:span text:style-name="T12">4. Versuchen Sie, einem Prozess eine höhere Priorität zu geben. Möglicherweise funktioniert das nicht, warum? <text:line-break/>Überprüfen Sie den Prozesszustand mit ps.</text:span></text:p>
      <text:p text:style-name="P2"><text:span text:style-name="T12"/></text:p>
      <text:p text:style-name="P2"><text:span text:style-name="T13">nice -n -5 xclock</text:span></text:p>
      <text:p text:style-name="P2"><text:span text:style-name="T14"/></text:p>
      <text:p text:style-name="P2"><text:span text:style-name="T15">Prioritäten unter 0 können nur von root vergeben werden.<text:line-break/></text:span><text:span text:style-name="T16"/></text:p>
      <text:p text:style-name="P2"><text:span text:style-name="T16"/></text:p>
      <text:p text:style-name="P2"><text:span text:style-name="T17">5. Erstellen Sie als root jeweils eine Datei im Home-Verzeichnis Ihres Benutzers und eine weitere im Verzeichnis /tmp/. <text:line-break/></text:span></text:p>
      <text:p text:style-name="P2"><text:span text:style-name="T17">Welche der beiden Dateien können Sie als Benutzer bearbeiten?<text:line-break/></text:span></text:p>
      <text:p text:style-name="P2"><text:span text:style-name="T17">Welche der beiden Dateien können Sie als Benutzer löschen?<text:line-break/></text:span></text:p>
      <text:p text:style-name="P2"><text:span text:style-name="T18">Die Datei im Home-Verzeichnis kann nicht bearbeitet und nur nach einer Abfrage gelöscht werden.</text:span></text:p>
      <text:p text:style-name="P3"><text:span text:style-name="T19"/></text:p>
      <text:p text:style-name="P3"><text:span text:style-name="T19">Die Datei im Home-Verzeichnis kann weder bearbeitet noch</text:span></text:p>
      <text:p text:style-name="P3"><text:span text:style-name="T19">gelöscht werden.</text:span></text:p>
      <text:p text:style-name="P4"><text:span text:style-name="T20"><text:line-break/><text:line-break/>6</text:span><text:span text:style-name="T21">. Lassen Sie sich alle Ihrer Prozesse anzeigen. <text:line-break/><text:line-break/>Wie viele sind es insgesamt? <text:line-break/><text:line-break/>Wie viele davon haben den Status R (running)?<text:line-break/><text:line-break/></text:span><text:span text:style-name="T22">ps -u tz</text:span></text:p>
      <text:p text:style-name="P4"><text:span text:style-name="T22"/></text:p>
      <text:p text:style-name="P4"><text:span text:style-name="T22">Ein Prozess läuft (htop -u tz).<text:line-break/><text:line-break/></text:span><text:span text:style-name="T23"/></text:p>
      <text:p text:style-name="P4"><text:span text:style-name="T23">7. Starten Sie ein neues Terminal.<text:line-break/><text:line-break/>Welche PID hat das Programm bash, das in Ihrem 2. Terminal läuft?</text:span></text:p>
      <text:p text:style-name="P4"><text:span text:style-name="T23"/></text:p>
      <text:p text:style-name="P4"><text:span text:style-name="T24">Die ID differiert, bei TTY wird ein anderer Wert angezeigt.</text:span><text:span text:style-name="T25"><text:line-break/><text:line-break/>Versuchen Sie diesen Prozess zu beenden. <text:line-break/></text:span></text:p>
      <text:p text:style-name="P4"><text:span text:style-name="T25">Beenden Sie nun alle bash Prozesse.</text:span><text:span text:style-name="T26"><text:line-break/><text:line-break/></text:span><text:span text:style-name="T27">killall bash</text:span><text:span text:style-name="T28"><text:line-break/><text:line-break/><text:line-break/>8</text:span><text:span text:style-name="T29">. Schauen Sie sich mit top die Systemauslastung an. Welcher Prozess beansprucht am meisten Arbeitsspeicher? <text:line-break/><text:line-break/></text:span><text:span text:style-name="T30">/usr/bin/gnome-shell<text:line-break/></text:span><text:span text:style-name="T31"><text:line-break/></text:span></text:p>
      <text:p text:style-name="P4"><text:span text:style-name="T31">9. Lassen Sie sich die RAM-Auslastung anzeigen. <text:line-break/>Starten Sie danach den Browser und schauen sich die Auslastung erneut an. Was ändert sich? <text:line-break/>Schließen Sie den Browser anschließend und vergleichen die drei Auslastungen.</text:span><text:span text:style-name="T32"><text:line-break/></text:span><text:span text:style-name="T33"><text:line-break/>Mit 'free' wird die momentane Auslastung angezeigt, mit 'watch free' wird dies ständig angezeigt.</text:span></text:p>
      <text:p text:style-name="P4"><text:span text:style-name="T33">Der Browser benötigt einiges an RAM und gibt diesen wieder frei, nachdem er geschlossen wurde.<text:line-break/><text:line-break/></text:span><text:span text:style-name="T34"><text:line-break/></text:span><text:span text:style-name="T35">10. Schauen Sie sich die Kernelmeldungen mit dmesg an. Ziehen den Stecker der Maus aus dem Rechner und stecken ihn anschließend wieder rein. <text:line-break/>Schauen Sie sich die Kernelmeldungen erneut an.<text:line-break/></text:span></text:p>
      <text:p text:style-name="P5"><text:span text:style-name="T36">input handler disabled</text:span></text:p>
      <text:p text:style-name="P6"><text:span text:style-name="T37">input handler enabled</text:span></text:p>
      <text:p text:style-name="P6"><text:span text:style-name="T38"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